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4">
      <style:paragraph-properties fo:padding="0.049cm" fo:border="0.002cm solid #e3e3e3"/>
    </style:style>
    <style:style style:name="P2" style:family="paragraph" style:parent-style-name="Heading_20_3">
      <style:paragraph-properties fo:padding="0.049cm" fo:border="0.002cm solid #e3e3e3"/>
    </style:style>
    <style:style style:name="P3" style:family="paragraph" style:parent-style-name="Preformatted_20_Text">
      <style:paragraph-properties fo:margin-top="0cm" fo:margin-bottom="0.499cm" fo:padding="0.049cm" fo:border="0.002cm solid #e3e3e3" style:writing-mode="lr-tb"/>
    </style:style>
    <style:style style:name="P4" style:family="paragraph" style:parent-style-name="Preformatted_20_Text">
      <style:paragraph-properties fo:padding="0.049cm" fo:border="0.002cm solid #e3e3e3"/>
    </style:style>
    <style:style style:name="P5" style:family="paragraph" style:parent-style-name="Preformatted_20_Text">
      <style:paragraph-properties fo:padding="0.049cm" fo:border="0.002cm solid #e3e3e3" style:writing-mode="lr-tb"/>
    </style:style>
    <style:style style:name="P6" style:family="paragraph" style:parent-style-name="Text_20_body">
      <style:paragraph-properties fo:margin-top="0cm" fo:margin-bottom="0cm" fo:padding="0.049cm" fo:border="0.002cm solid #e3e3e3"/>
    </style:style>
    <style:style style:name="P7" style:family="paragraph" style:parent-style-name="Text_20_body" style:list-style-name="L1">
      <style:paragraph-properties fo:margin-top="0cm" fo:margin-bottom="0cm" fo:padding="0.049cm" fo:border="0.002cm solid #e3e3e3"/>
    </style:style>
    <style:style style:name="P8" style:family="paragraph" style:parent-style-name="Text_20_body" style:list-style-name="L2">
      <style:paragraph-properties fo:margin-top="0cm" fo:margin-bottom="0cm" fo:padding="0.049cm" fo:border="0.002cm solid #e3e3e3"/>
    </style:style>
    <style:style style:name="P9" style:family="paragraph" style:parent-style-name="Text_20_body" style:list-style-name="L3">
      <style:paragraph-properties fo:margin-top="0cm" fo:margin-bottom="0cm" fo:padding="0.049cm" fo:border="0.002cm solid #e3e3e3"/>
    </style:style>
    <style:style style:name="P10" style:family="paragraph" style:parent-style-name="Text_20_body" style:list-style-name="L4">
      <style:paragraph-properties fo:margin-top="0cm" fo:margin-bottom="0cm" fo:padding="0.049cm" fo:border="0.002cm solid #e3e3e3"/>
    </style:style>
    <style:style style:name="P11" style:family="paragraph" style:parent-style-name="Text_20_body" style:list-style-name="L5">
      <style:paragraph-properties fo:margin-top="0cm" fo:margin-bottom="0cm" fo:padding="0.049cm" fo:border="0.002cm solid #e3e3e3"/>
    </style:style>
    <style:style style:name="P12" style:family="paragraph" style:parent-style-name="Text_20_body" style:list-style-name="L6">
      <style:paragraph-properties fo:margin-top="0cm" fo:margin-bottom="0cm" fo:padding="0.049cm" fo:border="0.002cm solid #e3e3e3"/>
    </style:style>
    <style:style style:name="P13" style:family="paragraph" style:parent-style-name="Text_20_body" style:list-style-name="L7">
      <style:paragraph-properties fo:margin-top="0cm" fo:margin-bottom="0cm" fo:padding="0.049cm" fo:border="0.002cm solid #e3e3e3"/>
    </style:style>
    <style:style style:name="P14" style:family="paragraph" style:parent-style-name="Text_20_body" style:list-style-name="L8">
      <style:paragraph-properties fo:margin-top="0cm" fo:margin-bottom="0cm" fo:padding="0.049cm" fo:border="0.002cm solid #e3e3e3"/>
    </style:style>
    <style:style style:name="P15" style:family="paragraph" style:parent-style-name="Text_20_body" style:list-style-name="L9">
      <style:paragraph-properties fo:margin-top="0cm" fo:margin-bottom="0cm" fo:padding="0.049cm" fo:border="0.002cm solid #e3e3e3"/>
    </style:style>
    <style:style style:name="P16" style:family="paragraph" style:parent-style-name="Text_20_body">
      <style:paragraph-properties fo:padding="0.049cm" fo:border="0.002cm solid #e3e3e3"/>
    </style:style>
    <style:style style:name="P17" style:family="paragraph" style:parent-style-name="Text_20_body" style:list-style-name="L1">
      <style:paragraph-properties fo:padding="0.049cm" fo:border="0.002cm solid #e3e3e3"/>
    </style:style>
    <style:style style:name="P18" style:family="paragraph" style:parent-style-name="Text_20_body" style:list-style-name="L2">
      <style:paragraph-properties fo:padding="0.049cm" fo:border="0.002cm solid #e3e3e3"/>
    </style:style>
    <style:style style:name="P19" style:family="paragraph" style:parent-style-name="Text_20_body" style:list-style-name="L3">
      <style:paragraph-properties fo:padding="0.049cm" fo:border="0.002cm solid #e3e3e3"/>
    </style:style>
    <style:style style:name="P20" style:family="paragraph" style:parent-style-name="Text_20_body" style:list-style-name="L4">
      <style:paragraph-properties fo:padding="0.049cm" fo:border="0.002cm solid #e3e3e3"/>
    </style:style>
    <style:style style:name="P21" style:family="paragraph" style:parent-style-name="Text_20_body" style:list-style-name="L5">
      <style:paragraph-properties fo:padding="0.049cm" fo:border="0.002cm solid #e3e3e3"/>
    </style:style>
    <style:style style:name="P22" style:family="paragraph" style:parent-style-name="Text_20_body" style:list-style-name="L6">
      <style:paragraph-properties fo:padding="0.049cm" fo:border="0.002cm solid #e3e3e3"/>
    </style:style>
    <style:style style:name="P23" style:family="paragraph" style:parent-style-name="Text_20_body" style:list-style-name="L7">
      <style:paragraph-properties fo:padding="0.049cm" fo:border="0.002cm solid #e3e3e3"/>
    </style:style>
    <style:style style:name="P24" style:family="paragraph" style:parent-style-name="Text_20_body" style:list-style-name="L8">
      <style:paragraph-properties fo:padding="0.049cm" fo:border="0.002cm solid #e3e3e3"/>
    </style:style>
    <style:style style:name="P25" style:family="paragraph" style:parent-style-name="Text_20_body" style:list-style-name="L9">
      <style:paragraph-properties fo:padding="0.049cm" fo:border="0.002cm solid #e3e3e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/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rograma Original Sin Enfoque Orientado a Objetos</text:h>
      <text:p text:style-name="P16">Imaginemos un programa simple en Java que gestiona acciones como abrir y guardar archivos. El código podría ser algo así:</text:p>
      <text:p text:style-name="P4">java</text:p>
      <text:p text:style-name="P4">Copiar código</text:p>
      <text:p text:style-name="P5"><text:span text:style-name="Source_20_Text">public class FileOperations {</text:span></text:p>
      <text:p text:style-name="P5"><text:span text:style-name="Source_20_Text"><text:s text:c="4"/>public static void main(String[] args) {</text:span></text:p>
      <text:p text:style-name="P5"><text:span text:style-name="Source_20_Text"><text:s text:c="8"/>String command = "open";</text:span></text:p>
      <text:p text:style-name="P5"><text:span text:style-name="Source_20_Text"><text:s text:c="8"/>if ("open".equals(command)) {</text:span></text:p>
      <text:p text:style-name="P5"><text:span text:style-name="Source_20_Text"><text:s text:c="12"/>System.out.println("Archivo abierto.");</text:span></text:p>
      <text:p text:style-name="P5"><text:span text:style-name="Source_20_Text"><text:s text:c="8"/>} else if ("save".equals(command)) {</text:span></text:p>
      <text:p text:style-name="P5"><text:span text:style-name="Source_20_Text"><text:s text:c="12"/>System.out.println("Archivo guardado.");</text:span></text:p>
      <text:p text:style-name="P5"><text:span text:style-name="Source_20_Text"><text:s text:c="8"/>}</text:span></text:p>
      <text:p text:style-name="P5"><text:span text:style-name="Source_20_Text"><text:s text:c="4"/>}</text:span></text:p>
      <text:p text:style-name="P3"><text:span text:style-name="Source_20_Text">}</text:span></text:p>
      <text:h text:style-name="P1" text:outline-level="4">Desventajas de este Enfoque</text:h>
      <text:list xml:id="list6265995076316963383" text:style-name="L1">
        <text:list-item>
          <text:p text:style-name="P7"><text:span text:style-name="Strong_20_Emphasis">Acoplamiento Alto:</text:span> La lógica para abrir y guardar archivos está mezclada en un solo método o clase.</text:p>
        </text:list-item>
        <text:list-item>
          <text:p text:style-name="P7"><text:span text:style-name="Strong_20_Emphasis">Expansión Inflexible:</text:span> Agregar nuevas operaciones (como editar, cerrar) requiere modificar el método <text:span text:style-name="Source_20_Text">main</text:span>, violando el principio de abierto/cerrado (una de las S principios SOLID).</text:p>
        </text:list-item>
        <text:list-item>
          <text:p text:style-name="P17"><text:span text:style-name="Strong_20_Emphasis">Difícil de Mantener:</text:span> Cualquier cambio en una operación (abrir, guardar) podría afectar a las demás debido a que están en el mismo bloque de código.</text:p>
        </text:list-item>
      </text:list>
      <text:h text:style-name="P2" text:outline-level="3">Refactorización Usando el Patrón Command</text:h>
      <text:p text:style-name="P16">El patrón Command permite encapsular una solicitud como un objeto, de manera que puedas parametrizar clientes con colas, solicitudes y operaciones. Este patrón separa el objeto que emite una solicitud del objeto que sabe cómo ejecutarla.</text:p>
      <text:h text:style-name="P1" text:outline-level="4">Pasos para Refactorizar</text:h>
      <text:list xml:id="list7035371770145370368" text:style-name="L2">
        <text:list-item>
          <text:p text:style-name="P8"><text:span text:style-name="Strong_20_Emphasis">Definir la interfaz Command:</text:span> Esta interfaz tiene un método para ejecutar la acción deseada.</text:p>
        </text:list-item>
        <text:list-item>
          <text:p text:style-name="P8"><text:span text:style-name="Strong_20_Emphasis">Crear Comandos Concretos:</text:span> Cada comando concreto implementa la interfaz Command y su método <text:span text:style-name="Source_20_Text">execute()</text:span>.</text:p>
        </text:list-item>
        <text:list-item>
          <text:p text:style-name="P18"><text:span text:style-name="Strong_20_Emphasis">Cliente e Invocador:</text:span> En nuestro caso, <text:span text:style-name="Source_20_Text">main</text:span> podría actuar como el cliente y/o invocador, que envía comandos para ejecución.</text:p>
        </text:list-item>
      </text:list>
      <text:h text:style-name="P1" text:outline-level="4">Implementación Refactorizada</text:h>
      <text:p text:style-name="P4">java</text:p>
      <text:p text:style-name="P4">Copiar código</text:p>
      <text:p text:style-name="P5"><text:span text:style-name="Source_20_Text">// Paso 1: Interfaz Command</text:span></text:p>
      <text:p text:style-name="P5"><text:span text:style-name="Source_20_Text">interface Command {</text:span></text:p>
      <text:p text:style-name="P5"><text:span text:style-name="Source_20_Text"><text:s text:c="4"/>void execute();</text:span></text:p>
      <text:p text:style-name="P5"><text:span text:style-name="Source_20_Text">}</text:span></text:p>
      <text:p text:style-name="P5"/>
      <text:p text:style-name="P5"><text:span text:style-name="Source_20_Text">// Paso 2: Comandos Concretos</text:span></text:p>
      <text:p text:style-name="P5"><text:span text:style-name="Source_20_Text">class OpenFileCommand implements Command {</text:span></text:p>
      <text:p text:style-name="P5"><text:soft-page-break/><text:span text:style-name="Source_20_Text"><text:s text:c="4"/>public void execute() {</text:span></text:p>
      <text:p text:style-name="P5"><text:span text:style-name="Source_20_Text"><text:s text:c="8"/>System.out.println("Archivo abierto.");</text:span></text:p>
      <text:p text:style-name="P5"><text:span text:style-name="Source_20_Text"><text:s text:c="4"/>}</text:span></text:p>
      <text:p text:style-name="P5"><text:span text:style-name="Source_20_Text">}</text:span></text:p>
      <text:p text:style-name="P5"/>
      <text:p text:style-name="P5"><text:span text:style-name="Source_20_Text">class SaveFileCommand implements Command {</text:span></text:p>
      <text:p text:style-name="P5"><text:span text:style-name="Source_20_Text"><text:s text:c="4"/>public void execute() {</text:span></text:p>
      <text:p text:style-name="P5"><text:span text:style-name="Source_20_Text"><text:s text:c="8"/>System.out.println("Archivo guardado.");</text:span></text:p>
      <text:p text:style-name="P5"><text:span text:style-name="Source_20_Text"><text:s text:c="4"/>}</text:span></text:p>
      <text:p text:style-name="P5"><text:span text:style-name="Source_20_Text">}</text:span></text:p>
      <text:p text:style-name="P5"/>
      <text:p text:style-name="P5"><text:span text:style-name="Source_20_Text">// Paso 3: Cliente e Invocador</text:span></text:p>
      <text:p text:style-name="P5"><text:span text:style-name="Source_20_Text">public class FileOperationApp {</text:span></text:p>
      <text:p text:style-name="P5"><text:span text:style-name="Source_20_Text"><text:s text:c="4"/>public static void main(String[] args) {</text:span></text:p>
      <text:p text:style-name="P5"><text:span text:style-name="Source_20_Text"><text:s text:c="8"/>Command openCommand = new OpenFileCommand();</text:span></text:p>
      <text:p text:style-name="P5"><text:span text:style-name="Source_20_Text"><text:s text:c="8"/>Command saveCommand = new SaveFileCommand();</text:span></text:p>
      <text:p text:style-name="P5"/>
      <text:p text:style-name="P5"><text:span text:style-name="Source_20_Text"><text:s text:c="8"/>if ("open".equals(args[0])) {</text:span></text:p>
      <text:p text:style-name="P5"><text:span text:style-name="Source_20_Text"><text:s text:c="12"/>openCommand.execute();</text:span></text:p>
      <text:p text:style-name="P5"><text:span text:style-name="Source_20_Text"><text:s text:c="8"/>} else if ("save".equals(args[0])) {</text:span></text:p>
      <text:p text:style-name="P5"><text:span text:style-name="Source_20_Text"><text:s text:c="12"/>saveCommand.execute();</text:span></text:p>
      <text:p text:style-name="P5"><text:span text:style-name="Source_20_Text"><text:s text:c="8"/>}</text:span></text:p>
      <text:p text:style-name="P5"><text:span text:style-name="Source_20_Text"><text:s text:c="4"/>}</text:span></text:p>
      <text:p text:style-name="P3"><text:span text:style-name="Source_20_Text">}</text:span></text:p>
      <text:h text:style-name="P1" text:outline-level="4">Ventajas del Patrón Command</text:h>
      <text:list xml:id="list4322747225920789986" text:style-name="L3">
        <text:list-item>
          <text:p text:style-name="P9"><text:span text:style-name="Strong_20_Emphasis">Desacoplamiento:</text:span> El emisor de la solicitud está desacoplado de la implementación de cómo se realiza una acción.</text:p>
        </text:list-item>
        <text:list-item>
          <text:p text:style-name="P9"><text:span text:style-name="Strong_20_Emphasis">Extensibilidad:</text:span> Es fácil agregar nuevas operaciones sin modificar el código existente, respetando el principio de abierto/cerrado.</text:p>
        </text:list-item>
        <text:list-item>
          <text:p text:style-name="P19"><text:span text:style-name="Strong_20_Emphasis">Flexibilidad:</text:span> Los comandos pueden agregarse a colas o registrarse para su ejecución diferida.</text:p>
        </text:list-item>
      </text:list>
      <text:h text:style-name="P1" text:outline-level="4">Principios SOLID Violados en el Programa Original y Solucionados en la Refactorización</text:h>
      <text:list xml:id="list7561982404421074600" text:style-name="L4">
        <text:list-item>
          <text:p text:style-name="P10"><text:span text:style-name="Strong_20_Emphasis">Principio de Responsabilidad Única (Single Responsibility Principle):</text:span> Inicialmente, <text:span text:style-name="Source_20_Text">main</text:span> manejaba todas las operaciones. Ahora, cada comando maneja una operación específica.</text:p>
        </text:list-item>
        <text:list-item>
          <text:p text:style-name="P10"><text:span text:style-name="Strong_20_Emphasis">Principio Abierto/Cerrado (Open/Closed Principle):</text:span> Antes, agregar una nueva función requería modificar el código existente. Con Command, solo necesitamos agregar un nuevo comando sin alterar el código existente.</text:p>
        </text:list-item>
        <text:list-item>
          <text:p text:style-name="P20"><text:span text:style-name="Strong_20_Emphasis">Principio de Inversión de Dependencias (Dependency Inversion Principle):</text:span> Los clientes dependen de abstracciones (interfaz Command), no de clases concretas.</text:p>
        </text:list-item>
      </text:list>
      <text:h text:style-name="P2" text:outline-level="3">Patrones Similares y Diferencias</text:h>
      <text:list xml:id="list3029749784389645356" text:style-name="L5">
        <text:list-item>
          <text:p text:style-name="P11"><text:span text:style-name="Strong_20_Emphasis">Strategy Pattern:</text:span> Al igual que Command, permite definir una familia de algoritmos, encapsular cada uno y hacerlos intercambiables. La principal diferencia es que Strategy se enfoca en cómo se llevan a cabo las operaciones (algoritmos), mientras que Command en el objeto que representa una operación.</text:p>
        </text:list-item>
        <text:list-item>
          <text:p text:style-name="P21"><text:span text:style-name="Strong_20_Emphasis">Observer Pattern:</text:span> Permite que un objeto notifique a otros objetos sobre cambios sin hacer suposiciones sobre quiénes son esos objetos. A diferencia de Command, no encapsula una <text:soft-page-break/>acción a realizar sino que propaga un cambio de estado a varios interesados.</text:p>
        </text:list-item>
      </text:list>
      <text:p text:style-name="P16">Estas refactorizaciones y patrones ayudan a gestionar mejor la complejidad y a extender aplicaciones con menos riesgo de errores y menor dificultad de mantenimiento.</text:p>
      <text:p text:style-name="P6"/>
      <text:p text:style-name="P16"/>
      <text:p text:style-name="P16">**************************************************************************************************************************************************************************************************</text:p>
      <text:p text:style-name="P16">Para refactorizar el ejemplo anterior utilizando Spring Boot y aprovechando la inyección de dependencias, debemos crear una aplicación que defina los comandos como beans y que utilice inyección para gestionar las dependencias entre ellos y el invocador. Esta aproximación permite una mejor configuración y escalabilidad.</text:p>
      <text:h text:style-name="P2" text:outline-level="3">Paso 1: Configuración del Proyecto Spring Boot</text:h>
      <text:p text:style-name="P16">Para empezar, necesitas configurar un proyecto Spring Boot. Puedes hacerlo fácilmente usando <text:a xlink:type="simple" xlink:href="https://start.spring.io/" office:target-frame-name="_new" xlink:show="replace" text:style-name="Internet_20_link" text:visited-style-name="Visited_20_Internet_20_Link">Spring Initializr</text:a>:</text:p>
      <text:list xml:id="list9086876620655771907" text:style-name="L6">
        <text:list-item>
          <text:p text:style-name="P12"><text:span text:style-name="Strong_20_Emphasis">Project:</text:span> Maven Project</text:p>
        </text:list-item>
        <text:list-item>
          <text:p text:style-name="P12"><text:span text:style-name="Strong_20_Emphasis">Language:</text:span> Java</text:p>
        </text:list-item>
        <text:list-item>
          <text:p text:style-name="P12"><text:span text:style-name="Strong_20_Emphasis">Spring Boot:</text:span> Elige la última versión estable.</text:p>
        </text:list-item>
        <text:list-item>
          <text:p text:style-name="P12"><text:span text:style-name="Strong_20_Emphasis">Group:</text:span> <text:span text:style-name="Source_20_Text">com.example</text:span></text:p>
        </text:list-item>
        <text:list-item>
          <text:p text:style-name="P12"><text:span text:style-name="Strong_20_Emphasis">Artifact:</text:span> <text:span text:style-name="Source_20_Text">commandapp</text:span></text:p>
        </text:list-item>
        <text:list-item>
          <text:p text:style-name="P22"><text:span text:style-name="Strong_20_Emphasis">Dependencies:</text:span> Spring Web</text:p>
        </text:list-item>
      </text:list>
      <text:p text:style-name="P16">Después de generar el proyecto, descomprime el archivo y ábrelo con tu IDE preferido.</text:p>
      <text:h text:style-name="P2" text:outline-level="3">Paso 2: Creación de la Interfaz Command y Comandos Concretos</text:h>
      <text:p text:style-name="P16">Primero, define la interfaz <text:span text:style-name="Source_20_Text">Command</text:span> y los comandos concretos. En Spring, puedes aprovechar los beans para manejar las instancias de estos comandos.</text:p>
      <text:p text:style-name="P4">java</text:p>
      <text:p text:style-name="P4">Copiar código</text:p>
      <text:p text:style-name="P5"><text:span text:style-name="Source_20_Text">// src/main/java/com/example/commandapp/Command.java</text:span></text:p>
      <text:p text:style-name="P5"><text:span text:style-name="Source_20_Text">package com.example.commandapp;</text:span></text:p>
      <text:p text:style-name="P5"/>
      <text:p text:style-name="P5"><text:span text:style-name="Source_20_Text">public interface Command {</text:span></text:p>
      <text:p text:style-name="P5"><text:span text:style-name="Source_20_Text"><text:s text:c="4"/>void execute();</text:span></text:p>
      <text:p text:style-name="P5"><text:span text:style-name="Source_20_Text">}</text:span></text:p>
      <text:p text:style-name="P5"/>
      <text:p text:style-name="P5"><text:span text:style-name="Source_20_Text">// src/main/java/com/example/commandapp/OpenFileCommand.java</text:span></text:p>
      <text:p text:style-name="P5"><text:span text:style-name="Source_20_Text">package com.example.commandapp;</text:span></text:p>
      <text:p text:style-name="P5"/>
      <text:p text:style-name="P5"><text:span text:style-name="Source_20_Text">import org.springframework.stereotype.Component;</text:span></text:p>
      <text:p text:style-name="P5"/>
      <text:p text:style-name="P5"><text:span text:style-name="Source_20_Text">@Component("openFileCommand")</text:span></text:p>
      <text:p text:style-name="P5"><text:span text:style-name="Source_20_Text">public class OpenFileCommand implements Command {</text:span></text:p>
      <text:p text:style-name="P5"><text:span text:style-name="Source_20_Text"><text:s text:c="4"/>@Override</text:span></text:p>
      <text:p text:style-name="P5"><text:span text:style-name="Source_20_Text"><text:s text:c="4"/>public void execute() {</text:span></text:p>
      <text:p text:style-name="P5"><text:span text:style-name="Source_20_Text"><text:s text:c="8"/>System.out.println("Archivo abierto.");</text:span></text:p>
      <text:p text:style-name="P5"><text:soft-page-break/><text:span text:style-name="Source_20_Text"><text:s text:c="4"/>}</text:span></text:p>
      <text:p text:style-name="P5"><text:span text:style-name="Source_20_Text">}</text:span></text:p>
      <text:p text:style-name="P5"/>
      <text:p text:style-name="P5"><text:span text:style-name="Source_20_Text">// src/main/java/com/example/commandapp/SaveFileCommand.java</text:span></text:p>
      <text:p text:style-name="P5"><text:span text:style-name="Source_20_Text">package com.example.commandapp;</text:span></text:p>
      <text:p text:style-name="P5"/>
      <text:p text:style-name="P5"><text:span text:style-name="Source_20_Text">import org.springframework.stereotype.Component;</text:span></text:p>
      <text:p text:style-name="P5"/>
      <text:p text:style-name="P5"><text:span text:style-name="Source_20_Text">@Component("saveFileCommand")</text:span></text:p>
      <text:p text:style-name="P5"><text:span text:style-name="Source_20_Text">public class SaveFileCommand implements Command {</text:span></text:p>
      <text:p text:style-name="P5"><text:span text:style-name="Source_20_Text"><text:s text:c="4"/>@Override</text:span></text:p>
      <text:p text:style-name="P5"><text:span text:style-name="Source_20_Text"><text:s text:c="4"/>public void execute() {</text:span></text:p>
      <text:p text:style-name="P5"><text:span text:style-name="Source_20_Text"><text:s text:c="8"/>System.out.println("Archivo guardado.");</text:span></text:p>
      <text:p text:style-name="P5"><text:span text:style-name="Source_20_Text"><text:s text:c="4"/>}</text:span></text:p>
      <text:p text:style-name="P3"><text:span text:style-name="Source_20_Text">}</text:span></text:p>
      <text:h text:style-name="P2" text:outline-level="3">Paso 3: Inyección de Dependencias y Configuración del Invocador</text:h>
      <text:p text:style-name="P16">En Spring, puedes utilizar la anotación <text:span text:style-name="Source_20_Text">@Autowired</text:span> para inyectar dependencias. Creamos una clase que actúe como cliente e invocador de estos comandos.</text:p>
      <text:p text:style-name="P4">java</text:p>
      <text:p text:style-name="P4">Copiar código</text:p>
      <text:p text:style-name="P5"><text:span text:style-name="Source_20_Text">// src/main/java/com/example/commandapp/CommandInvoker.java</text:span></text:p>
      <text:p text:style-name="P5"><text:span text:style-name="Source_20_Text">package com.example.commandapp;</text:span></text:p>
      <text:p text:style-name="P5"/>
      <text:p text:style-name="P5"><text:span text:style-name="Source_20_Text">import org.springframework.beans.factory.annotation.Autowired;</text:span></text:p>
      <text:p text:style-name="P5"><text:span text:style-name="Source_20_Text">import org.springframework.stereotype.Component;</text:span></text:p>
      <text:p text:style-name="P5"><text:span text:style-name="Source_20_Text">import java.util.Map;</text:span></text:p>
      <text:p text:style-name="P5"/>
      <text:p text:style-name="P5"><text:span text:style-name="Source_20_Text">@Component</text:span></text:p>
      <text:p text:style-name="P5"><text:span text:style-name="Source_20_Text">public class CommandInvoker {</text:span></text:p>
      <text:p text:style-name="P5"><text:span text:style-name="Source_20_Text"><text:s text:c="4"/>private final Map&lt;String, Command&gt; commandMap;</text:span></text:p>
      <text:p text:style-name="P5"/>
      <text:p text:style-name="P5"><text:span text:style-name="Source_20_Text"><text:s text:c="4"/>@Autowired</text:span></text:p>
      <text:p text:style-name="P5"><text:span text:style-name="Source_20_Text"><text:s text:c="4"/>public CommandInvoker(Map&lt;String, Command&gt; commandMap) {</text:span></text:p>
      <text:p text:style-name="P5"><text:span text:style-name="Source_20_Text"><text:s text:c="8"/>this.commandMap = commandMap;</text:span></text:p>
      <text:p text:style-name="P5"><text:span text:style-name="Source_20_Text"><text:s text:c="4"/>}</text:span></text:p>
      <text:p text:style-name="P5"/>
      <text:p text:style-name="P5"><text:span text:style-name="Source_20_Text"><text:s text:c="4"/>public void executeCommand(String commandName) {</text:span></text:p>
      <text:p text:style-name="P5"><text:span text:style-name="Source_20_Text"><text:s text:c="8"/>Command command = commandMap.get(commandName);</text:span></text:p>
      <text:p text:style-name="P5"><text:span text:style-name="Source_20_Text"><text:s text:c="8"/>if (command != null) {</text:span></text:p>
      <text:p text:style-name="P5"><text:span text:style-name="Source_20_Text"><text:s text:c="12"/>command.execute();</text:span></text:p>
      <text:p text:style-name="P5"><text:span text:style-name="Source_20_Text"><text:s text:c="8"/>} else {</text:span></text:p>
      <text:p text:style-name="P5"><text:span text:style-name="Source_20_Text"><text:s text:c="12"/>System.out.println("Comando no reconocido.");</text:span></text:p>
      <text:p text:style-name="P5"><text:span text:style-name="Source_20_Text"><text:s text:c="8"/>}</text:span></text:p>
      <text:p text:style-name="P5"><text:span text:style-name="Source_20_Text"><text:s text:c="4"/>}</text:span></text:p>
      <text:p text:style-name="P3"><text:span text:style-name="Source_20_Text">}</text:span></text:p>
      <text:h text:style-name="P2" text:outline-level="3">Paso 4: Crear una Clase Controladora para Ejecutar los Comandos</text:h>
      <text:p text:style-name="P16">Usa Spring MVC para crear una interfaz REST que permita ejecutar comandos.</text:p>
      <text:p text:style-name="P4">java</text:p>
      <text:p text:style-name="P4">Copiar código</text:p>
      <text:p text:style-name="P5"><text:span text:style-name="Source_20_Text">// src/main/java/com/example/commandapp/CommandController.java</text:span></text:p>
      <text:p text:style-name="P5"><text:span text:style-name="Source_20_Text">package com.example.commandapp;</text:span></text:p>
      <text:p text:style-name="P5"><text:soft-page-break/></text:p>
      <text:p text:style-name="P5"><text:span text:style-name="Source_20_Text">import org.springframework.beans.factory.annotation.Autowired;</text:span></text:p>
      <text:p text:style-name="P5"><text:span text:style-name="Source_20_Text">import org.springframework.web.bind.annotation.GetMapping;</text:span></text:p>
      <text:p text:style-name="P5"><text:span text:style-name="Source_20_Text">import org.springframework.web.bind.annotation.RequestParam;</text:span></text:p>
      <text:p text:style-name="P5"><text:span text:style-name="Source_20_Text">import org.springframework.web.bind.annotation.RestController;</text:span></text:p>
      <text:p text:style-name="P5"/>
      <text:p text:style-name="P5"><text:span text:style-name="Source_20_Text">@RestController</text:span></text:p>
      <text:p text:style-name="P5"><text:span text:style-name="Source_20_Text">public class CommandController {</text:span></text:p>
      <text:p text:style-name="P5"/>
      <text:p text:style-name="P5"><text:span text:style-name="Source_20_Text"><text:s text:c="4"/>@Autowired</text:span></text:p>
      <text:p text:style-name="P5"><text:span text:style-name="Source_20_Text"><text:s text:c="4"/>private CommandInvoker invoker;</text:span></text:p>
      <text:p text:style-name="P5"/>
      <text:p text:style-name="P5"><text:span text:style-name="Source_20_Text"><text:s text:c="4"/>@GetMapping("/execute")</text:span></text:p>
      <text:p text:style-name="P5"><text:span text:style-name="Source_20_Text"><text:s text:c="4"/>public String execute(@RequestParam String command) {</text:span></text:p>
      <text:p text:style-name="P5"><text:span text:style-name="Source_20_Text"><text:s text:c="8"/>invoker.executeCommand(command);</text:span></text:p>
      <text:p text:style-name="P5"><text:span text:style-name="Source_20_Text"><text:s text:c="8"/>return "Ejecutado: " + command;</text:span></text:p>
      <text:p text:style-name="P5"><text:span text:style-name="Source_20_Text"><text:s text:c="4"/>}</text:span></text:p>
      <text:p text:style-name="P3"><text:span text:style-name="Source_20_Text">}</text:span></text:p>
      <text:h text:style-name="P2" text:outline-level="3">Paso 5: Ejecución de la Aplicación</text:h>
      <text:p text:style-name="P16">Ejecuta la aplicación Spring Boot. Spring Boot configurará automáticamente los componentes y gestionará las inyecciones de dependencias. Puedes probar el endpoint REST usando un navegador o herramienta como curl:</text:p>
      <text:p text:style-name="P4">bash</text:p>
      <text:p text:style-name="P4">Copiar código</text:p>
      <text:p text:style-name="P5"><text:span text:style-name="Source_20_Text">curl http://localhost:8080/execute?command=openFileCommand</text:span></text:p>
      <text:p text:style-name="P3"><text:span text:style-name="Source_20_Text">curl http://localhost:8080/execute?command=saveFileCommand</text:span></text:p>
      <text:h text:style-name="P2" text:outline-level="3">Ventajas de Usar Spring Boot para Este Ejemplo</text:h>
      <text:list xml:id="list3614675055389327426" text:style-name="L7">
        <text:list-item>
          <text:p text:style-name="P13"><text:span text:style-name="Strong_20_Emphasis">Inyección de Dependencias:</text:span> Gestiona la creación y la vida de los objetos, permitiendo un bajo acoplamiento y alta cohesión.</text:p>
        </text:list-item>
        <text:list-item>
          <text:p text:style-name="P13"><text:span text:style-name="Strong_20_Emphasis">Facilidad de Configuración:</text:span> Spring Boot configura automáticamente mucho del boilerplate necesario en aplicaciones Java.</text:p>
        </text:list-item>
        <text:list-item>
          <text:p text:style-name="P23"><text:span text:style-name="Strong_20_Emphasis">Extensibilidad:</text:span> Es fácil agregar nuevos comandos sin modificar los existentes, lo cual es ideal para cumplir con el principio de abierto/cerrado.</text:p>
        </text:list-item>
      </text:list>
      <text:p text:style-name="P16">Este ejemplo ilustra cómo Spring Boot facilita la implementación de patrones de diseño como Command, promoviendo prácticas de desarrollo sólidas y mantenibles.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<text:soft-page-break/>***********************************************************************************************************************************************************************************************************</text:p>
      <text:p text:style-name="P16"/>
      <text:p text:style-name="P16">Para refactorizar el ejemplo anterior usando un enfoque de programación funcional en Java, podemos aprovechar las expresiones lambda, interfaces funcionales y el manejo de mapas. Este enfoque permite escribir un código más conciso y fácil de entender, y promueve la inmutabilidad y el manejo de funciones como ciudadanos de primera clase.</text:p>
      <text:h text:style-name="P2" text:outline-level="3">Implementación Funcional en Java</text:h>
      <text:p text:style-name="P16">En lugar de utilizar clases e interfaces concretas para cada comando, podemos usar un mapa que asocie cadenas de comando con acciones representadas por lambdas. Esto simplifica enormemente la adición de nuevos comandos y hace que el sistema sea extremadamente flexible.</text:p>
      <text:h text:style-name="P2" text:outline-level="3">Paso 1: Definición de los Comandos</text:h>
      <text:p text:style-name="P16">Vamos a definir un mapa donde las claves son los nombres de los comandos y los valores son lambdas que implementan las acciones:</text:p>
      <text:p text:style-name="P4">java</text:p>
      <text:p text:style-name="P4">Copiar código</text:p>
      <text:p text:style-name="P5"><text:span text:style-name="Source_20_Text">import java.util.Map;</text:span></text:p>
      <text:p text:style-name="P5"><text:span text:style-name="Source_20_Text">import java.util.function.Consumer;</text:span></text:p>
      <text:p text:style-name="P5"/>
      <text:p text:style-name="P5"><text:span text:style-name="Source_20_Text">public class CommandApp {</text:span></text:p>
      <text:p text:style-name="P5"/>
      <text:p text:style-name="P5"><text:span text:style-name="Source_20_Text"><text:s text:c="4"/>private static final Map&lt;String, Runnable&gt; commands = Map.of(</text:span></text:p>
      <text:p text:style-name="P5"><text:span text:style-name="Source_20_Text"><text:s text:c="8"/>"open", () -&gt; System.out.println("Archivo abierto."),</text:span></text:p>
      <text:p text:style-name="P5"><text:span text:style-name="Source_20_Text"><text:s text:c="8"/>"save", () -&gt; System.out.println("Archivo guardado.")</text:span></text:p>
      <text:p text:style-name="P5"><text:span text:style-name="Source_20_Text"><text:s text:c="4"/>);</text:span></text:p>
      <text:p text:style-name="P5"/>
      <text:p text:style-name="P5"><text:span text:style-name="Source_20_Text"><text:s text:c="4"/>public static void executeCommand(String commandName) {</text:span></text:p>
      <text:p text:style-name="P5"><text:span text:style-name="Source_20_Text"><text:s text:c="8"/>Runnable command = commands.getOrDefault(commandName, () -&gt; System.out.println("Comando no reconocido."));</text:span></text:p>
      <text:p text:style-name="P5"><text:span text:style-name="Source_20_Text"><text:s text:c="8"/>command.run();</text:span></text:p>
      <text:p text:style-name="P5"><text:span text:style-name="Source_20_Text"><text:s text:c="4"/>}</text:span></text:p>
      <text:p text:style-name="P5"/>
      <text:p text:style-name="P5"><text:span text:style-name="Source_20_Text"><text:s text:c="4"/>public static void main(String[] args) {</text:span></text:p>
      <text:p text:style-name="P5"><text:span text:style-name="Source_20_Text"><text:s text:c="8"/>executeCommand("open"); // Test the command execution</text:span></text:p>
      <text:p text:style-name="P5"><text:span text:style-name="Source_20_Text"><text:s text:c="8"/>executeCommand("save");</text:span></text:p>
      <text:p text:style-name="P5"><text:span text:style-name="Source_20_Text"><text:s text:c="8"/>executeCommand("edit"); // This should output "Comando no reconocido."</text:span></text:p>
      <text:p text:style-name="P5"><text:span text:style-name="Source_20_Text"><text:s text:c="4"/>}</text:span></text:p>
      <text:p text:style-name="P3"><text:span text:style-name="Source_20_Text">}</text:span></text:p>
      <text:h text:style-name="P2" text:outline-level="3">Explicación del Código</text:h>
      <text:list xml:id="list2335843045266266086" text:style-name="L8">
        <text:list-item>
          <text:p text:style-name="P14"><text:span text:style-name="Strong_20_Emphasis">Mapa de Comandos:</text:span> Usamos un <text:span text:style-name="Source_20_Text">Map</text:span> donde cada clave es el nombre de un comando y cada valor es una expresión lambda que implementa el comando. Esto elimina la necesidad de múltiples clases o interfaces.</text:p>
        </text:list-item>
        <text:list-item>
          <text:p text:style-name="P14"><text:span text:style-name="Strong_20_Emphasis">Ejecución del Comando:</text:span> <text:span text:style-name="Source_20_Text">executeCommand</text:span> busca el comando en el mapa y ejecuta la lambda correspondiente. Si el comando no existe, ejecuta una lambda por defecto que indica <text:soft-page-break/>que el comando no es reconocido.</text:p>
        </text:list-item>
        <text:list-item>
          <text:p text:style-name="P24"><text:span text:style-name="Strong_20_Emphasis">Runnable vs Consumer:</text:span> Aunque aquí usamos <text:span text:style-name="Source_20_Text">Runnable</text:span> porque no necesitamos pasar argumentos, podríamos usar <text:span text:style-name="Source_20_Text">Consumer&lt;String&gt;</text:span> si los comandos necesitaran un contexto o parámetros adicionales.</text:p>
        </text:list-item>
      </text:list>
      <text:h text:style-name="P2" text:outline-level="3">Ventajas de Este Enfoque Funcional</text:h>
      <text:list xml:id="list6033613219011834208" text:style-name="L9">
        <text:list-item>
          <text:p text:style-name="P15"><text:span text:style-name="Strong_20_Emphasis">Concisión y Claridad:</text:span> Reducimos la cantidad de código considerablemente y hacemos que la correspondencia entre los comandos y sus acciones sea explícita.</text:p>
        </text:list-item>
        <text:list-item>
          <text:p text:style-name="P15"><text:span text:style-name="Strong_20_Emphasis">Facilidad de Modificación:</text:span> Añadir un nuevo comando es tan simple como añadir una entrada al mapa.</text:p>
        </text:list-item>
        <text:list-item>
          <text:p text:style-name="P15"><text:span text:style-name="Strong_20_Emphasis">Inmutabilidad:</text:span> Usamos <text:span text:style-name="Source_20_Text">Map.of()</text:span>, que crea un mapa inmutable. Esto asegura que el conjunto de comandos no pueda modificarse en tiempo de ejecución, lo cual es una práctica recomendable en programación funcional.</text:p>
        </text:list-item>
        <text:list-item>
          <text:p text:style-name="P25"><text:span text:style-name="Strong_20_Emphasis">Funciones como Ciudadanos de Primera Clase:</text:span> Tratamos las funciones (acciones de comandos) como valores que pueden ser almacenados en estructuras de datos y pasados alrededor, lo cual es un principio clave de la programación funcional.</text:p>
        </text:list-item>
      </text:list>
      <text:h text:style-name="P2" text:outline-level="3">Conclusión</text:h>
      <text:p text:style-name="P16">Este enfoque no solo simplifica el código y mejora su mantenibilidad, sino que también aprovecha características de la programación funcional en Java, tales como lambdas y mapas inmutables. Es un excelente ejemplo de cómo los principios funcionales pueden ser aplicados en un lenguaje tradicionalmente orientado a objetos para mejorar la claridad y la eficiencia del códig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5-15T18:32:55.16</meta:creation-date>
    <dc:date>2024-05-15T18:59:51.69</dc:date>
    <meta:editing-duration>PT26M55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7" meta:paragraph-count="198" meta:word-count="1499" meta:character-count="12043"/>
  </office:meta>
</office:document-meta>
</file>